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000000"/>
    </style:style>
    <style:style style:name="gr4" style:family="graphic" style:parent-style-name="standard">
      <style:graphic-properties svg:stroke-width="0.132cm" svg:stroke-color="#000000" draw:fill="none" draw:fill-color="#ffffff" fo:padding-top="0.016cm" fo:padding-bottom="0.016cm" fo:padding-left="0.016cm" fo:padding-right="0.016cm"/>
    </style:style>
    <style:style style:name="gr5" style:family="graphic" style:parent-style-name="standard">
      <style:graphic-properties draw:stroke="none" svg:stroke-width="0.001cm" draw:fill-color="#ffffff"/>
    </style:style>
    <style:style style:name="gr6" style:family="graphic" style:parent-style-name="standard">
      <style:graphic-properties svg:stroke-width="0.132cm" svg:stroke-color="#ffffff" draw:fill="none" draw:fill-color="#ffffff" fo:padding-top="0.016cm" fo:padding-bottom="0.016cm" fo:padding-left="0.016cm" fo:padding-right="0.016cm"/>
    </style:style>
    <style:style style:name="gr7" style:family="graphic" style:parent-style-name="standard">
      <style:graphic-properties draw:stroke="none" svg:stroke-width="0.001cm" draw:fill-color="#c9c9b6"/>
    </style:style>
    <style:style style:name="gr8" style:family="graphic" style:parent-style-name="standard">
      <style:graphic-properties draw:stroke="none" svg:stroke-width="0.001cm" draw:fill-color="#7a7a5a"/>
    </style:style>
  </office:automatic-styles>
  <office:body>
    <office:drawing>
      <draw:page draw:name="page1" draw:style-name="dp1" draw:master-page-name="Default">
        <draw:g>
          <draw:glue-point draw:id="4" svg:x="-3.612cm" svg:y="-5cm"/>
          <draw:glue-point draw:id="5" svg:x="5cm" svg:y="-5cm"/>
          <draw:glue-point draw:id="6" svg:x="0.693cm" svg:y="-5cm"/>
          <draw:glue-point draw:id="7" svg:x="-5cm" svg:y="5cm"/>
          <draw:glue-point draw:id="8" svg:x="3.619cm" svg:y="5cm"/>
          <draw:glue-point draw:id="9" svg:x="-0.691cm" svg:y="5cm"/>
          <draw:glue-point draw:id="10" svg:x="-5cm" svg:y="-4.249cm"/>
          <draw:glue-point draw:id="11" svg:x="-5cm" svg:y="0.375cm"/>
          <draw:glue-point draw:id="12" svg:x="5cm" svg:y="4.192cm"/>
          <draw:glue-point draw:id="13" svg:x="5cm" svg:y="-0.404cm"/>
          <draw:glue-point draw:id="14" svg:x="0.001cm" svg:y="-0.009cm"/>
          <draw:polygon draw:style-name="gr1" draw:layer="layout" svg:width="0.992cm" svg:height="1.85cm" svg:x="0cm" svg:y="0.15cm" svg:viewBox="0 0 993 1851" draw:points="0,0 0,1851 993,1851 993,0">
            <text:p/>
          </draw:polygon>
          <draw:polygon draw:style-name="gr2" draw:layer="layout" svg:width="0.992cm" svg:height="1.85cm" svg:x="0cm" svg:y="0.15cm" svg:viewBox="0 0 993 1851" draw:points="0,0 0,1851 993,1851 993,0">
            <text:p/>
          </draw:polygon>
          <draw:polygon draw:style-name="gr3" draw:layer="layout" svg:width="0.388cm" svg:height="0.266cm" svg:x="0.319cm" svg:y="0.359cm" svg:viewBox="0 0 389 267" draw:points="0,0 0,267 389,267 389,0">
            <text:p/>
          </draw:polygon>
          <draw:polygon draw:style-name="gr3" draw:layer="layout" svg:width="0.125cm" svg:height="0.126cm" svg:x="0.148cm" svg:y="0.752cm" svg:viewBox="0 0 126 127" draw:points="126,63 126,59 125,56 125,53 124,50 124,47 123,44 122,41 120,38 119,35 118,32 116,29 114,27 112,24 111,22 108,19 106,17 104,15 101,13 99,11 96,9 93,7 91,6 87,5 85,3 81,2 78,1 75,1 72,0 69,0 66,0 63,0 59,0 56,0 53,0 50,1 47,1 44,2 40,3 38,5 35,6 32,7 29,9 27,11 24,13 22,15 19,17 17,19 14,22 13,24 11,27 9,29 7,32 6,35 5,38 4,41 2,44 1,47 1,50 0,53 0,56 0,59 0,63 0,66 0,70 0,72 1,76 1,79 2,82 4,85 5,88 6,91 7,94 9,97 11,99 13,102 14,104 17,107 19,109 22,111 24,113 27,115 29,117 32,118 35,120 38,121 40,123 44,123 47,125 50,125 53,126 56,126 59,127 63,127 66,127 69,126 72,126 75,125 78,125 81,123 85,123 87,121 91,120 93,118 96,117 99,115 101,113 104,111 106,109 108,107 111,104 112,102 114,99 116,97 118,94 119,91 120,88 122,85 123,82 124,79 124,76 125,72 125,70 126,66">
            <text:p/>
          </draw:polygon>
          <draw:polygon draw:style-name="gr3" draw:layer="layout" svg:width="0.125cm" svg:height="0.126cm" svg:x="0.718cm" svg:y="0.752cm" svg:viewBox="0 0 126 127" draw:points="126,63 126,59 125,56 125,53 124,50 123,47 123,44 122,41 120,38 119,35 118,32 116,29 114,27 112,24 110,22 108,19 106,17 103,15 101,13 98,11 96,9 93,7 90,6 87,5 84,3 81,2 78,1 75,1 72,0 69,0 66,0 63,0 59,0 56,0 53,0 50,1 47,1 44,2 41,3 38,5 35,6 32,7 29,9 26,11 24,13 22,15 19,17 17,19 15,22 13,24 11,27 9,29 7,32 6,35 5,38 3,41 2,44 1,47 1,50 0,53 0,56 0,59 0,63 0,66 0,70 0,72 1,76 1,79 2,82 3,85 5,88 6,91 7,94 9,97 11,99 13,102 15,104 17,107 19,109 22,111 24,113 26,115 29,117 32,118 35,120 38,121 41,123 44,123 47,125 50,125 53,126 56,126 59,127 63,127 66,127 69,126 72,126 75,125 78,125 81,123 84,123 87,121 90,120 93,118 96,117 98,115 101,113 103,111 106,109 108,107 110,104 112,102 114,99 116,97 118,94 119,91 120,88 122,85 123,82 123,79 124,76 125,72 125,70 126,66">
            <text:p/>
          </draw:polygon>
          <draw:line draw:style-name="gr4" draw:layer="layout" svg:x1="0.216cm" svg:y1="0.81cm" svg:x2="0.764cm" svg:y2="0.81cm">
            <text:p/>
          </draw:line>
          <draw:polygon draw:style-name="gr5" draw:layer="layout" svg:width="0.125cm" svg:height="0.127cm" svg:x="0.148cm" svg:y="0.983cm" svg:viewBox="0 0 126 128" draw:points="126,63 126,60 125,57 125,54 124,51 124,48 123,44 122,41 120,38 119,35 118,32 116,30 114,27 112,24 111,22 108,20 106,17 104,15 101,13 99,11 96,9 93,7 91,6 87,5 85,3 81,2 78,2 75,1 72,0 69,0 66,0 63,0 59,0 56,0 53,0 50,1 47,2 44,2 40,3 38,5 35,6 32,7 29,9 27,11 24,13 22,15 19,17 17,20 14,22 13,24 11,27 9,30 7,32 6,35 5,38 4,41 2,44 1,48 1,51 0,54 0,57 0,60 0,63 0,67 0,70 0,73 1,77 1,79 2,83 4,86 5,89 6,92 7,95 9,97 11,100 13,103 14,105 17,108 19,110 22,112 24,114 27,116 29,118 32,120 35,121 38,122 40,124 44,125 47,125 50,126 53,127 56,127 59,128 63,128 66,128 69,127 72,127 75,126 78,125 81,125 85,124 87,122 91,121 93,120 96,118 99,116 101,114 104,112 106,110 108,108 111,105 112,103 114,100 116,97 118,95 119,92 120,89 122,86 123,83 124,79 124,77 125,73 125,70 126,67">
            <text:p/>
          </draw:polygon>
          <draw:polygon draw:style-name="gr5" draw:layer="layout" svg:width="0.125cm" svg:height="0.127cm" svg:x="0.718cm" svg:y="0.983cm" svg:viewBox="0 0 126 128" draw:points="126,63 126,60 125,57 125,54 124,51 123,48 123,44 122,41 120,38 119,35 118,32 116,30 114,27 112,24 110,22 108,20 106,17 103,15 101,13 98,11 96,9 93,7 90,6 87,5 84,3 81,2 78,2 75,1 72,0 69,0 66,0 63,0 59,0 56,0 53,0 50,1 47,2 44,2 41,3 38,5 35,6 32,7 29,9 26,11 24,13 22,15 19,17 17,20 15,22 13,24 11,27 9,30 7,32 6,35 5,38 3,41 2,44 1,48 1,51 0,54 0,57 0,60 0,63 0,67 0,70 0,73 1,77 1,79 2,83 3,86 5,89 6,92 7,95 9,97 11,100 13,103 15,105 17,108 19,110 22,112 24,114 26,116 29,118 32,120 35,121 38,122 41,124 44,125 47,125 50,126 53,127 56,127 59,128 63,128 66,128 69,127 72,127 75,126 78,125 81,125 84,124 87,122 90,121 93,120 96,118 98,116 101,114 103,112 106,110 108,108 110,105 112,103 114,100 116,97 118,95 119,92 120,89 122,86 123,83 123,79 124,77 125,73 125,70 126,67">
            <text:p/>
          </draw:polygon>
          <draw:line draw:style-name="gr4" draw:layer="layout" svg:x1="0.216cm" svg:y1="1.041cm" svg:x2="0.764cm" svg:y2="1.041cm">
            <text:p/>
          </draw:line>
          <draw:polygon draw:style-name="gr5" draw:layer="layout" svg:width="0.125cm" svg:height="0.126cm" svg:x="0.148cm" svg:y="1.214cm" svg:viewBox="0 0 126 127" draw:points="126,63 126,60 125,56 125,54 124,50 124,47 123,44 122,41 120,38 119,35 118,32 116,29 114,27 112,24 111,22 108,19 106,17 104,15 101,13 99,11 96,9 93,7 91,6 87,5 85,3 81,2 78,1 75,1 72,0 69,0 66,0 63,0 59,0 56,0 53,0 50,1 47,1 44,2 40,3 38,5 35,6 32,7 29,9 27,11 24,13 22,15 19,17 17,19 14,22 13,24 11,27 9,29 7,32 6,35 5,38 4,41 2,44 1,47 1,50 0,54 0,56 0,60 0,63 0,66 0,70 0,73 1,76 1,79 2,82 4,85 5,88 6,91 7,94 9,97 11,99 13,102 14,104 17,107 19,109 22,111 24,113 27,115 29,117 32,119 35,120 38,121 40,123 44,124 47,125 50,125 53,126 56,126 59,127 63,127 66,127 69,126 72,126 75,125 78,125 81,124 85,123 87,121 91,120 93,119 96,117 99,115 101,113 104,111 106,109 108,107 111,104 112,102 114,99 116,97 118,94 119,91 120,88 122,85 123,82 124,79 124,76 125,73 125,70 126,66">
            <text:p/>
          </draw:polygon>
          <draw:polygon draw:style-name="gr5" draw:layer="layout" svg:width="0.125cm" svg:height="0.126cm" svg:x="0.718cm" svg:y="1.214cm" svg:viewBox="0 0 126 127" draw:points="126,63 126,60 125,56 125,54 124,50 123,47 123,44 122,41 120,38 119,35 118,32 116,29 114,27 112,24 110,22 108,19 106,17 103,15 101,13 98,11 96,9 93,7 90,6 87,5 84,3 81,2 78,1 75,1 72,0 69,0 66,0 63,0 59,0 56,0 53,0 50,1 47,1 44,2 41,3 38,5 35,6 32,7 29,9 26,11 24,13 22,15 19,17 17,19 15,22 13,24 11,27 9,29 7,32 6,35 5,38 3,41 2,44 1,47 1,50 0,54 0,56 0,60 0,63 0,66 0,70 0,73 1,76 1,79 2,82 3,85 5,88 6,91 7,94 9,97 11,99 13,102 15,104 17,107 19,109 22,111 24,113 26,115 29,117 32,119 35,120 38,121 41,123 44,124 47,125 50,125 53,126 56,126 59,127 63,127 66,127 69,126 72,126 75,125 78,125 81,124 84,123 87,121 90,120 93,119 96,117 98,115 101,113 103,111 106,109 108,107 110,104 112,102 114,99 116,97 118,94 119,91 120,88 122,85 123,82 123,79 124,76 125,73 125,70 126,66">
            <text:p/>
          </draw:polygon>
          <draw:line draw:style-name="gr4" draw:layer="layout" svg:x1="0.216cm" svg:y1="1.272cm" svg:x2="0.764cm" svg:y2="1.272cm">
            <text:p/>
          </draw:line>
          <draw:polygon draw:style-name="gr5" draw:layer="layout" svg:width="0.125cm" svg:height="0.127cm" svg:x="0.148cm" svg:y="1.445cm" svg:viewBox="0 0 126 128" draw:points="126,64 126,60 125,57 125,54 124,51 124,48 123,44 122,41 120,38 119,35 118,32 116,30 114,27 112,24 111,22 108,20 106,17 104,15 101,13 99,11 96,9 93,7 91,6 87,5 85,3 81,2 78,2 75,1 72,0 69,0 66,0 63,0 59,0 56,0 53,0 50,1 47,2 44,2 40,3 38,5 35,6 32,7 29,9 27,11 24,13 22,15 19,17 17,20 14,22 13,24 11,27 9,30 7,32 6,35 5,38 4,41 2,44 1,48 1,51 0,54 0,57 0,60 0,64 0,67 0,70 0,73 1,77 1,79 2,83 4,86 5,89 6,92 7,95 9,97 11,100 13,102 14,105 17,108 19,110 22,112 24,114 27,116 29,118 32,120 35,121 38,122 40,124 44,125 47,125 50,126 53,127 56,127 59,128 63,128 66,128 69,127 72,127 75,126 78,125 81,125 85,124 87,122 91,121 93,120 96,118 99,116 101,114 104,112 106,110 108,108 111,105 112,102 114,100 116,97 118,95 119,92 120,89 122,86 123,83 124,79 124,77 125,73 125,70 126,67">
            <text:p/>
          </draw:polygon>
          <draw:polygon draw:style-name="gr5" draw:layer="layout" svg:width="0.125cm" svg:height="0.127cm" svg:x="0.718cm" svg:y="1.445cm" svg:viewBox="0 0 126 128" draw:points="126,64 126,60 125,57 125,54 124,51 123,48 123,44 122,41 120,38 119,35 118,32 116,30 114,27 112,24 110,22 108,20 106,17 103,15 101,13 98,11 96,9 93,7 90,6 87,5 84,3 81,2 78,2 75,1 72,0 69,0 66,0 63,0 59,0 56,0 53,0 50,1 47,2 44,2 41,3 38,5 35,6 32,7 29,9 26,11 24,13 22,15 19,17 17,20 15,22 13,24 11,27 9,30 7,32 6,35 5,38 3,41 2,44 1,48 1,51 0,54 0,57 0,60 0,64 0,67 0,70 0,73 1,77 1,79 2,83 3,86 5,89 6,92 7,95 9,97 11,100 13,102 15,105 17,108 19,110 22,112 24,114 26,116 29,118 32,120 35,121 38,122 41,124 44,125 47,125 50,126 53,127 56,127 59,128 63,128 66,128 69,127 72,127 75,126 78,125 81,125 84,124 87,122 90,121 93,120 96,118 98,116 101,114 103,112 106,110 108,108 110,105 112,102 114,100 116,97 118,95 119,92 120,89 122,86 123,83 123,79 124,77 125,73 125,70 126,67">
            <text:p/>
          </draw:polygon>
          <draw:line draw:style-name="gr4" draw:layer="layout" svg:x1="0.216cm" svg:y1="1.503cm" svg:x2="0.764cm" svg:y2="1.503cm">
            <text:p/>
          </draw:line>
          <draw:polygon draw:style-name="gr5" draw:layer="layout" svg:width="0.125cm" svg:height="0.127cm" svg:x="0.148cm" svg:y="1.676cm" svg:viewBox="0 0 126 128" draw:points="126,64 126,60 125,57 125,54 124,51 124,47 123,44 122,42 120,38 119,36 118,33 116,29 114,27 112,24 111,22 108,19 106,17 104,15 101,13 99,11 96,9 93,7 91,6 87,5 85,3 81,2 78,1 75,1 72,0 69,0 66,0 63,0 59,0 56,0 53,0 50,1 47,1 44,2 40,3 38,5 35,6 32,7 29,9 27,11 24,13 22,15 19,17 17,19 14,22 13,24 11,27 9,29 7,33 6,36 5,38 4,42 2,44 1,47 1,51 0,54 0,57 0,60 0,64 0,67 0,70 0,73 1,77 1,80 2,83 4,86 5,89 6,92 7,95 9,98 11,100 13,103 14,105 17,108 19,110 22,112 24,114 27,116 29,118 32,120 35,121 38,122 40,124 44,125 47,126 50,126 53,127 56,127 59,128 63,128 66,128 69,127 72,127 75,126 78,126 81,125 85,124 87,122 91,121 93,120 96,118 99,116 101,114 104,112 106,110 108,108 111,105 112,103 114,100 116,98 118,95 119,92 120,89 122,86 123,83 124,80 124,77 125,73 125,70 126,67">
            <text:p/>
          </draw:polygon>
          <draw:polygon draw:style-name="gr5" draw:layer="layout" svg:width="0.125cm" svg:height="0.127cm" svg:x="0.718cm" svg:y="1.676cm" svg:viewBox="0 0 126 128" draw:points="126,64 126,60 125,57 125,54 124,51 123,47 123,44 122,42 120,38 119,36 118,33 116,29 114,27 112,24 110,22 108,19 106,17 103,15 101,13 98,11 96,9 93,7 90,6 87,5 84,3 81,2 78,1 75,1 72,0 69,0 66,0 63,0 59,0 56,0 53,0 50,1 47,1 44,2 41,3 38,5 35,6 32,7 29,9 26,11 24,13 22,15 19,17 17,19 15,22 13,24 11,27 9,29 7,33 6,36 5,38 3,42 2,44 1,47 1,51 0,54 0,57 0,60 0,64 0,67 0,70 0,73 1,77 1,80 2,83 3,86 5,89 6,92 7,95 9,98 11,100 13,103 15,105 17,108 19,110 22,112 24,114 26,116 29,118 32,120 35,121 38,122 41,124 44,125 47,126 50,126 53,127 56,127 59,128 63,128 66,128 69,127 72,127 75,126 78,126 81,125 84,124 87,122 90,121 93,120 96,118 98,116 101,114 103,112 106,110 108,108 110,105 112,103 114,100 116,98 118,95 119,92 120,89 122,86 123,83 123,80 124,77 125,73 125,70 126,67">
            <text:p/>
          </draw:polygon>
          <draw:line draw:style-name="gr4" draw:layer="layout" svg:x1="0.216cm" svg:y1="1.734cm" svg:x2="0.764cm" svg:y2="1.734cm">
            <text:p/>
          </draw:line>
          <draw:polygon draw:style-name="gr5" draw:layer="layout" svg:width="0.388cm" svg:height="0.266cm" svg:x="0.331cm" svg:y="0.37cm" svg:viewBox="0 0 389 267" draw:points="0,0 0,267 389,267 389,0">
            <text:p/>
          </draw:polygon>
          <draw:polygon draw:style-name="gr5" draw:layer="layout" svg:width="0.125cm" svg:height="0.127cm" svg:x="0.16cm" svg:y="0.763cm" svg:viewBox="0 0 126 128" draw:points="126,63 126,60 125,57 125,54 124,50 124,48 123,44 122,41 120,38 119,35 118,32 116,30 114,27 112,24 110,21 108,19 106,17 104,15 101,13 99,11 96,9 93,7 90,6 87,5 84,3 81,2 78,1 75,1 72,0 69,0 66,0 62,0 59,0 56,0 53,0 50,1 47,1 44,2 41,3 38,5 35,6 32,7 29,9 26,11 24,13 21,15 19,17 17,19 15,21 13,24 11,27 9,30 7,32 6,35 5,38 3,41 2,44 1,48 1,50 0,54 0,57 0,60 0,63 0,67 0,70 0,73 1,76 1,79 2,82 3,86 5,89 6,92 7,95 9,97 11,100 13,102 15,105 17,107 19,110 21,112 24,114 26,116 29,118 32,119 35,120 38,122 41,123 44,124 47,125 50,126 53,127 56,127 59,128 62,128 66,128 69,127 72,127 75,126 78,125 81,124 84,123 87,122 90,120 93,119 96,118 99,116 101,114 104,112 106,110 108,107 110,105 112,102 114,100 116,97 118,95 119,92 120,89 122,86 123,82 124,79 124,76 125,73 125,70 126,67">
            <text:p/>
          </draw:polygon>
          <draw:polygon draw:style-name="gr5" draw:layer="layout" svg:width="0.125cm" svg:height="0.127cm" svg:x="0.729cm" svg:y="0.763cm" svg:viewBox="0 0 126 128" draw:points="126,63 126,60 125,57 125,54 124,50 123,48 123,44 122,41 120,38 119,35 118,32 116,30 114,27 112,24 110,21 108,19 106,17 103,15 101,13 98,11 96,9 93,7 90,6 87,5 84,3 81,2 78,1 75,1 72,0 69,0 66,0 62,0 59,0 56,0 53,0 50,1 46,1 44,2 41,3 37,5 34,6 32,7 29,9 26,11 24,13 21,15 19,17 17,19 14,21 13,24 11,27 9,30 7,32 6,35 4,38 3,41 2,44 1,48 1,50 0,54 0,57 0,60 0,63 0,67 0,70 0,73 1,76 1,79 2,82 3,86 4,89 6,92 7,95 9,97 11,100 13,102 14,105 17,107 19,110 21,112 24,114 26,116 29,118 32,119 34,120 37,122 41,123 44,124 46,125 50,126 53,127 56,127 59,128 62,128 66,128 69,127 72,127 75,126 78,125 81,124 84,123 87,122 90,120 93,119 96,118 98,116 101,114 103,112 106,110 108,107 110,105 112,102 114,100 116,97 118,95 119,92 120,89 122,86 123,82 123,79 124,76 125,73 125,70 126,67">
            <text:p/>
          </draw:polygon>
          <draw:line draw:style-name="gr6" draw:layer="layout" svg:x1="0.228cm" svg:y1="0.821cm" svg:x2="0.776cm" svg:y2="0.821cm">
            <text:p/>
          </draw:line>
          <draw:polygon draw:style-name="gr5" draw:layer="layout" svg:width="0.125cm" svg:height="0.127cm" svg:x="0.16cm" svg:y="0.994cm" svg:viewBox="0 0 126 128" draw:points="126,63 126,60 125,57 125,54 124,51 124,48 123,44 122,41 120,38 119,35 118,32 116,30 114,27 112,24 110,22 108,20 106,17 104,15 101,13 99,11 96,9 93,7 90,6 87,5 84,3 81,2 78,2 75,1 72,0 69,0 66,0 62,0 59,0 56,0 53,0 50,1 47,2 44,2 41,3 38,5 35,6 32,7 29,9 26,11 24,13 21,15 19,17 17,20 15,22 13,24 11,27 9,30 7,32 6,35 5,38 3,41 2,44 1,48 1,51 0,54 0,57 0,60 0,63 0,67 0,70 0,73 1,77 1,79 2,83 3,86 5,89 6,91 7,95 9,97 11,100 13,103 15,105 17,108 19,110 21,112 24,114 26,116 29,118 32,120 35,121 38,122 41,124 44,124 47,125 50,126 53,127 56,127 59,128 62,128 66,128 69,127 72,127 75,126 78,125 81,124 84,124 87,122 90,121 93,120 96,118 99,116 101,114 104,112 106,110 108,108 110,105 112,103 114,100 116,97 118,95 119,91 120,89 122,86 123,83 124,79 124,77 125,73 125,70 126,67">
            <text:p/>
          </draw:polygon>
          <draw:polygon draw:style-name="gr5" draw:layer="layout" svg:width="0.125cm" svg:height="0.127cm" svg:x="0.729cm" svg:y="0.994cm" svg:viewBox="0 0 126 128" draw:points="126,63 126,60 125,57 125,54 124,51 123,48 123,44 122,41 120,38 119,35 118,32 116,30 114,27 112,24 110,22 108,20 106,17 103,15 101,13 98,11 96,9 93,7 90,6 87,5 84,3 81,2 78,2 75,1 72,0 69,0 66,0 62,0 59,0 56,0 53,0 50,1 46,2 44,2 41,3 37,5 34,6 32,7 29,9 26,11 24,13 21,15 19,17 17,20 14,22 13,24 11,27 9,30 7,32 6,35 4,38 3,41 2,44 1,48 1,51 0,54 0,57 0,60 0,63 0,67 0,70 0,73 1,77 1,79 2,83 3,86 4,89 6,91 7,95 9,97 11,100 13,103 14,105 17,108 19,110 21,112 24,114 26,116 29,118 32,120 34,121 37,122 41,124 44,124 46,125 50,126 53,127 56,127 59,128 62,128 66,128 69,127 72,127 75,126 78,125 81,124 84,124 87,122 90,121 93,120 96,118 98,116 101,114 103,112 106,110 108,108 110,105 112,103 114,100 116,97 118,95 119,91 120,89 122,86 123,83 123,79 124,77 125,73 125,70 126,67">
            <text:p/>
          </draw:polygon>
          <draw:line draw:style-name="gr6" draw:layer="layout" svg:x1="0.228cm" svg:y1="1.052cm" svg:x2="0.776cm" svg:y2="1.052cm">
            <text:p/>
          </draw:line>
          <draw:polygon draw:style-name="gr5" draw:layer="layout" svg:width="0.125cm" svg:height="0.127cm" svg:x="0.16cm" svg:y="1.225cm" svg:viewBox="0 0 126 128" draw:points="126,64 126,60 125,57 125,54 124,51 124,47 123,44 122,41 120,38 119,36 118,33 116,29 114,27 112,24 110,22 108,19 106,17 104,15 101,13 99,11 96,9 93,7 90,6 87,5 84,3 81,2 78,2 75,1 72,0 69,0 66,0 62,0 59,0 56,0 53,0 50,1 47,2 44,2 41,3 38,5 35,6 32,7 29,9 26,11 24,13 21,15 19,17 17,19 15,22 13,24 11,27 9,29 7,33 6,36 5,38 3,41 2,44 1,47 1,51 0,54 0,57 0,60 0,64 0,67 0,70 0,73 1,77 1,80 2,83 3,86 5,89 6,92 7,95 9,98 11,100 13,103 15,105 17,108 19,110 21,112 24,114 26,116 29,118 32,120 35,121 38,122 41,124 44,125 47,126 50,126 53,127 56,127 59,128 62,128 66,128 69,127 72,127 75,126 78,126 81,125 84,124 87,122 90,121 93,120 96,118 99,116 101,114 104,112 106,110 108,108 110,105 112,103 114,100 116,98 118,95 119,92 120,89 122,86 123,83 124,80 124,77 125,73 125,70 126,67">
            <text:p/>
          </draw:polygon>
          <draw:polygon draw:style-name="gr5" draw:layer="layout" svg:width="0.125cm" svg:height="0.127cm" svg:x="0.729cm" svg:y="1.225cm" svg:viewBox="0 0 126 128" draw:points="126,64 126,60 125,57 125,54 124,51 123,47 123,44 122,41 120,38 119,36 118,33 116,29 114,27 112,24 110,22 108,19 106,17 103,15 101,13 98,11 96,9 93,7 90,6 87,5 84,3 81,2 78,2 75,1 72,0 69,0 66,0 62,0 59,0 56,0 53,0 50,1 46,2 44,2 41,3 37,5 34,6 32,7 29,9 26,11 24,13 21,15 19,17 17,19 14,22 13,24 11,27 9,29 7,33 6,36 4,38 3,41 2,44 1,47 1,51 0,54 0,57 0,60 0,64 0,67 0,70 0,73 1,77 1,80 2,83 3,86 4,89 6,92 7,95 9,98 11,100 13,103 14,105 17,108 19,110 21,112 24,114 26,116 29,118 32,120 34,121 37,122 41,124 44,125 46,126 50,126 53,127 56,127 59,128 62,128 66,128 69,127 72,127 75,126 78,126 81,125 84,124 87,122 90,121 93,120 96,118 98,116 101,114 103,112 106,110 108,108 110,105 112,103 114,100 116,98 118,95 119,92 120,89 122,86 123,83 123,80 124,77 125,73 125,70 126,67">
            <text:p/>
          </draw:polygon>
          <draw:line draw:style-name="gr6" draw:layer="layout" svg:x1="0.228cm" svg:y1="1.284cm" svg:x2="0.776cm" svg:y2="1.284cm">
            <text:p/>
          </draw:line>
          <draw:polygon draw:style-name="gr5" draw:layer="layout" svg:width="0.125cm" svg:height="0.127cm" svg:x="0.16cm" svg:y="1.457cm" svg:viewBox="0 0 126 128" draw:points="126,63 126,60 125,57 125,54 124,50 124,48 123,44 122,41 120,38 119,35 118,32 116,30 114,27 112,24 110,22 108,19 106,17 104,15 101,13 99,11 96,9 93,7 90,6 87,5 84,3 81,2 78,1 75,1 72,0 69,0 66,0 62,0 59,0 56,0 53,0 50,1 47,1 44,2 41,3 38,5 35,6 32,7 29,9 26,11 24,13 21,15 19,17 17,19 15,22 13,24 11,27 9,30 7,32 6,35 5,38 3,41 2,44 1,48 1,50 0,54 0,57 0,60 0,63 0,67 0,70 0,73 1,76 1,79 2,83 3,86 5,89 6,92 7,95 9,97 11,100 13,102 15,105 17,107 19,110 21,112 24,114 26,116 29,117 32,120 35,121 38,122 41,124 44,124 47,125 50,126 53,127 56,127 59,128 62,128 66,128 69,127 72,127 75,126 78,125 81,124 84,124 87,122 90,121 93,120 96,117 99,116 101,114 104,112 106,110 108,107 110,105 112,102 114,100 116,97 118,95 119,92 120,89 122,86 123,83 124,79 124,76 125,73 125,70 126,67">
            <text:p/>
          </draw:polygon>
          <draw:polygon draw:style-name="gr5" draw:layer="layout" svg:width="0.125cm" svg:height="0.127cm" svg:x="0.729cm" svg:y="1.457cm" svg:viewBox="0 0 126 128" draw:points="126,63 126,60 125,57 125,54 124,50 123,48 123,44 122,41 120,38 119,35 118,32 116,30 114,27 112,24 110,22 108,19 106,17 103,15 101,13 98,11 96,9 93,7 90,6 87,5 84,3 81,2 78,1 75,1 72,0 69,0 66,0 62,0 59,0 56,0 53,0 50,1 46,1 44,2 41,3 37,5 34,6 32,7 29,9 26,11 24,13 21,15 19,17 17,19 14,22 13,24 11,27 9,30 7,32 6,35 4,38 3,41 2,44 1,48 1,50 0,54 0,57 0,60 0,63 0,67 0,70 0,73 1,76 1,79 2,83 3,86 4,89 6,92 7,95 9,97 11,100 13,102 14,105 17,107 19,110 21,112 24,114 26,116 29,117 32,120 34,121 37,122 41,124 44,124 46,125 50,126 53,127 56,127 59,128 62,128 66,128 69,127 72,127 75,126 78,125 81,124 84,124 87,122 90,121 93,120 96,117 98,116 101,114 103,112 106,110 108,107 110,105 112,102 114,100 116,97 118,95 119,92 120,89 122,86 123,83 123,79 124,76 125,73 125,70 126,67">
            <text:p/>
          </draw:polygon>
          <draw:line draw:style-name="gr6" draw:layer="layout" svg:x1="0.228cm" svg:y1="1.515cm" svg:x2="0.776cm" svg:y2="1.515cm">
            <text:p/>
          </draw:line>
          <draw:polygon draw:style-name="gr5" draw:layer="layout" svg:width="0.125cm" svg:height="0.127cm" svg:x="0.16cm" svg:y="1.688cm" svg:viewBox="0 0 126 128" draw:points="126,63 126,60 125,57 125,54 124,51 124,47 123,44 122,42 120,38 119,36 118,33 116,30 114,27 112,24 110,22 108,19 106,17 104,15 101,13 99,11 96,9 93,7 90,6 87,5 84,3 81,3 78,2 75,1 72,0 69,0 66,0 62,0 59,0 56,0 53,0 50,1 47,2 44,3 41,3 38,5 35,6 32,7 29,9 26,11 24,13 21,15 19,17 17,19 15,22 13,24 11,27 9,30 7,33 6,36 5,38 3,42 2,44 1,47 1,51 0,54 0,57 0,60 0,63 0,67 0,70 0,73 1,77 1,80 2,83 3,86 5,89 6,92 7,95 9,98 11,100 13,103 15,105 17,108 19,110 21,112 24,114 26,116 29,118 32,120 35,121 38,123 41,124 44,125 47,126 50,126 53,127 56,127 59,128 62,128 66,128 69,127 72,127 75,126 78,126 81,125 84,124 87,123 90,121 93,120 96,118 99,116 101,114 104,112 106,110 108,108 110,105 112,103 114,100 116,98 118,95 119,92 120,89 122,86 123,83 124,80 124,77 125,73 125,70 126,67">
            <text:p/>
          </draw:polygon>
          <draw:polygon draw:style-name="gr5" draw:layer="layout" svg:width="0.125cm" svg:height="0.127cm" svg:x="0.729cm" svg:y="1.688cm" svg:viewBox="0 0 126 128" draw:points="126,63 126,60 125,57 125,54 124,51 123,47 123,44 122,42 120,38 119,36 118,33 116,30 114,27 112,24 110,22 108,19 106,17 103,15 101,13 98,11 96,9 93,7 90,6 87,5 84,3 81,3 78,2 75,1 72,0 69,0 66,0 62,0 59,0 56,0 53,0 50,1 46,2 44,3 41,3 37,5 34,6 32,7 29,9 26,11 24,13 21,15 19,17 17,19 14,22 13,24 11,27 9,30 7,33 6,36 4,38 3,42 2,44 1,47 1,51 0,54 0,57 0,60 0,63 0,67 0,70 0,73 1,77 1,80 2,83 3,86 4,89 6,92 7,95 9,98 11,100 13,103 14,105 17,108 19,110 21,112 24,114 26,116 29,118 32,120 34,121 37,123 41,124 44,125 46,126 50,126 53,127 56,127 59,128 62,128 66,128 69,127 72,127 75,126 78,126 81,125 84,124 87,123 90,121 93,120 96,118 98,116 101,114 103,112 106,110 108,108 110,105 112,103 114,100 116,98 118,95 119,92 120,89 122,86 123,83 123,80 124,77 125,73 125,70 126,67">
            <text:p/>
          </draw:polygon>
          <draw:line draw:style-name="gr6" draw:layer="layout" svg:x1="0.228cm" svg:y1="1.746cm" svg:x2="0.776cm" svg:y2="1.746cm">
            <text:p/>
          </draw:line>
          <draw:polygon draw:style-name="gr7" draw:layer="layout" svg:width="1.151cm" svg:height="0.15cm" svg:x="0cm" svg:y="0cm" svg:viewBox="0 0 1152 151" draw:points="0,151 159,0 1152,0 992,151">
            <text:p/>
          </draw:polygon>
          <draw:polygon draw:style-name="gr2" draw:layer="layout" svg:width="1.151cm" svg:height="0.15cm" svg:x="0cm" svg:y="0cm" svg:viewBox="0 0 1152 151" draw:points="0,151 159,0 1152,0 992,151">
            <text:p/>
          </draw:polygon>
          <draw:polygon draw:style-name="gr8" draw:layer="layout" svg:width="0.159cm" svg:height="2cm" svg:x="0.992cm" svg:y="0cm" svg:viewBox="0 0 160 2001" draw:points="0,2001 160,1839 160,0 0,150">
            <text:p/>
          </draw:polygon>
          <draw:polygon draw:style-name="gr2" draw:layer="layout" svg:width="0.159cm" svg:height="2cm" svg:x="0.992cm" svg:y="0cm" svg:viewBox="0 0 160 2001" draw:points="0,2001 160,1839 160,0 0,15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Breakout box</dc:title>
    <meta:creation-date>2011-02-07T16:39:03</meta:creation-date>
    <meta:editing-duration>P0D</meta:editing-duration>
    <meta:editing-cycles>1</meta:editing-cycles>
    <meta:document-statistic meta:object-count="39"/>
    <meta:generator>OpenOffice.org/3.3$Linux OpenOffice.org_project/330m20$Build-9567</meta:generator>
  </office:meta>
</office:document-meta>
</file>